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5.893cm" style:rel-column-width="21956*"/>
    </style:style>
    <style:style style:name="Tabela1.B" style:family="table-column">
      <style:table-column-properties style:column-width="11.696cm" style:rel-column-width="4357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9" style:family="table-row">
      <style:table-row-properties style:min-row-height="7.604cm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5.893cm" style:rel-column-width="21956*"/>
    </style:style>
    <style:style style:name="Tabela2.B" style:family="table-column">
      <style:table-column-properties style:column-width="11.696cm" style:rel-column-width="4357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b30df" officeooo:paragraph-rsid="000b30d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bb710" officeooo:paragraph-rsid="000bb710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0b30df" officeooo:paragraph-rsid="000b30df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2pt" officeooo:rsid="000b30df" officeooo:paragraph-rsid="000b30df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0b748e" officeooo:paragraph-rsid="000b748e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0b748e" officeooo:paragraph-rsid="000b748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0bb710" officeooo:paragraph-rsid="000bb710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officeooo:rsid="000bb710" officeooo:paragraph-rsid="000bb71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b30df" officeooo:paragraph-rsid="000b30df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d8813" officeooo:paragraph-rsid="000d881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3da6" officeooo:paragraph-rsid="000f3da6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0f3da6" officeooo:paragraph-rsid="000f3da6" style:font-size-asian="12pt" style:font-size-complex="12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officeooo:rsid="000bb710"/>
    </style:style>
    <style:style style:name="T3" style:family="text">
      <style:text-properties officeooo:rsid="000d8813"/>
    </style:style>
    <style:style style:name="T4" style:family="text">
      <style:text-properties officeooo:rsid="000f3d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e Qualitativa da Categoria Outros da fase 2</text:p>
      <text:p text:style-name="P1"/>
      <text:p text:style-name="P1"/>
      <text:p text:style-name="P2">MRE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Emissor</text:p>
          </table:table-cell>
          <table:table-cell table:style-name="Tabela1.B1" office:value-type="string">
            <text:p text:style-name="P9">Observações</text:p>
          </table:table-cell>
        </table:table-row>
        <table:table-row>
          <table:table-cell table:style-name="Tabela1.A2" office:value-type="string">
            <text:p text:style-name="P3">Celso Amorim</text:p>
          </table:table-cell>
          <table:table-cell table:style-name="Tabela1.B2" office:value-type="string">
            <text:p text:style-name="P4">Exortações, agradecimentos, comentários sobre a eleição de Lula, sobre a responsabilidade da PEB para além do Itamaraty, sociedade civil, a tradução dos valores em pautas de agenda internacional, a América do Sul, compatibilidade entre nível interno e externo, sobre os servidores do Itamaraty, sobre a natureza árdua da carreira diplomática, sobre a dificuldade da tarefa em renovação.</text:p>
          </table:table-cell>
        </table:table-row>
        <table:table-row>
          <table:table-cell table:style-name="Tabela1.A2" office:value-type="string">
            <text:p text:style-name="P3">Figueiredo</text:p>
          </table:table-cell>
          <table:table-cell table:style-name="Tabela1.B2" office:value-type="string">
            <text:p text:style-name="P4">A honra do convite, o desafio da sucessão de cargo, o Itamaraty suas tradições e renovações, a certeza de seguir as diretrizes colocadas por Dilma, aproximação do MRE da sociedade e agradecimentos.</text:p>
          </table:table-cell>
        </table:table-row>
        <table:table-row>
          <table:table-cell table:style-name="Tabela1.A2" office:value-type="string">
            <text:p text:style-name="P3">Lafer</text:p>
          </table:table-cell>
          <table:table-cell table:style-name="Tabela1.B2" office:value-type="string">
            <text:p text:style-name="P4">Sobre o convite feito por FHC e o aceitar, sobre as transformações no cenário internacional, a necessidade de ampla consulta a sociedade civil, a gestão buscará aproximar o Itamaraty dos novos atores da PEB, a necessidade de transparência e de participação, a América do Sul, a diplomacia, a relação com vizinhos, a escala continental, a identidade cultural, língua (forças profundas que ele formula), o desenvolvimento e a sustentabilidade, a relevância da diplomacia presidencial, ambiente, direitos humanos, desarmamento, agradecimentos as personalidades presentes. </text:p>
          </table:table-cell>
        </table:table-row>
        <table:table-row>
          <table:table-cell table:style-name="Tabela1.A2" office:value-type="string">
            <text:p text:style-name="P5">Lampreia</text:p>
          </table:table-cell>
          <table:table-cell table:style-name="Tabela1.B2" office:value-type="string">
            <text:p text:style-name="P6">Agradecimentos a FHC, sobre a personalidade do emissor, sobre a personalidade de FHC, a dificuldade de substituir um colega na transmissão de cargo, sobre as diretrizes impostas por FHC em seu discurso de posse, justiça, equidade, o patrimônio diplomático, sobre os funcionários do Itamaraty, sobre a diplomacia pública, sobre a PEB como política pública. </text:p>
          </table:table-cell>
        </table:table-row>
        <table:table-row>
          <table:table-cell table:style-name="Tabela1.A2" office:value-type="string">
            <text:p text:style-name="P5">Nunes</text:p>
          </table:table-cell>
          <table:table-cell table:style-name="Tabela1.B2" office:value-type="string">
            <text:p text:style-name="P6">Sobre José Serra, sobre a posse do emissor, a manutenção dos valores intrínsecos da PEB, a inseparabilidade entre PE e política interna, retorno ao passado histórico de definição do corpo da Pátria, citação ao Barão do Rio Branco, a PEB adentrando os espaços do Congresso, exorção a Temer e ao fato de que PEB não deve ser vinculada a um partido, agradecimentos, sobre Temer, política externa como política pública, sobre os servidores e funcionários do Itamaraty, a necessidade de melhorar orçamento da burocracia, o visto eletrônico, a tradição e a credibilidade nos organismos internacionais. </text:p>
          </table:table-cell>
        </table:table-row>
        <table:table-row>
          <table:table-cell table:style-name="Tabela1.A2" office:value-type="string">
            <text:p text:style-name="P5">Patriota</text:p>
          </table:table-cell>
          <table:table-cell table:style-name="Tabela1.B2" office:value-type="string">
            <text:p text:style-name="P6">A transmissão do cargo, agradecimentos a Amorim e a Dilma, sobre a gestão dos mesmos, a consolidação da vertente sul-americana, o Brasil como país cada vez mais ouvido internacionalmente, <text:span text:style-name="T2">a gestão do emissor dependerá da ajuda dos </text:span><text:soft-page-break/><text:span text:style-name="T2">funcionários do Itamaraty, nos postos do exterior, convite ao embaixador Ruy Nogueira para assumir cargo de Secretaria Geral das RE, a escolha de um diplomata de carreira para MRE é sinal de respeito pela tradição do Itamaraty, a preservação das realizações feitas em Lula, a garantia de educação e saúde, a integração do Itamaraty com outros canais sociais, como opinião pública. </text:span></text:p>
          </table:table-cell>
        </table:table-row>
        <table:table-row>
          <table:table-cell table:style-name="Tabela1.A2" office:value-type="string">
            <text:p text:style-name="P7">Serra</text:p>
          </table:table-cell>
          <table:table-cell table:style-name="Tabela1.B2" office:value-type="string">
            <text:p text:style-name="P8">Saudações e agradecimentos, sobre a relação com Temer, sobre a tradição do Itamaraty histórica, sobre os funcionários do Itamaraty, os olhos voltados para o futuro e para desfazer desacertos do passado, a diplomacia voltará a ser baseada em linhas mestras e não as conivências de um único partido, a manutenção das boas tradições, aos funcionários do Itamaraty: valorização, modernização, respeitar o critério meritocrático, não discriminar “em favor dos amigos do rei”, reforçar a casa e restaurar seu prestígio, </text:p>
          </table:table-cell>
        </table:table-row>
        <table:table-row table:style-name="Tabela1.9">
          <table:table-cell table:style-name="Tabela1.A2" office:value-type="string">
            <text:p text:style-name="P7">Vieir<text:span text:style-name="T4">a</text:span></text:p>
          </table:table-cell>
          <table:table-cell table:style-name="Tabela1.B2" office:value-type="string">
            <text:p text:style-name="P8">Sobre convite, agradecimentos, sobre Dilma e a convicção de seguir as diretrizes da mesma, a honra de se sentar na cadeira de Rio Branco, a lealdade a presidente, o amparo no patrimônio diplomático, mas também diretrizes da presidente, sobre a transmissão do cargo e sobre Figueiredo, as RI como instrumento de desenvolvimento, sobre o discurso de Dilma e a valorização da presidente para com a Casa, desenvolvimento econômico, paz e social, a América do Sul e a identidade do país, Lula e Dilma e a reafirmação da identidade internacional do Brasil, PEB como interméstico e pública, o grande papel de prestígio do Itamaraty perante isso, <text:span text:style-name="T3">o compromisso com métodos de trabalho do Itamaraty, os postos de serviço no exterior, a necessidade de reformar a Instituição e melhorar, modernizar e aumentar orçamento, diplomacia de resultados, agradecimentos a embaixadores. </text:span></text:p>
          </table:table-cell>
        </table:table-row>
      </table:table>
      <text:p text:style-name="P11"/>
      <text:p text:style-name="P11"/>
      <text:p text:style-name="P2">PRESIDENTES</text:p>
      <text:p text:style-name="P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Emissor</text:p>
          </table:table-cell>
          <table:table-cell table:style-name="Tabela2.B1" office:value-type="string">
            <text:p text:style-name="P10">Observações</text:p>
          </table:table-cell>
        </table:table-row>
        <table:table-row>
          <table:table-cell table:style-name="Tabela2.A2" office:value-type="string">
            <text:p text:style-name="P12">FHC1</text:p>
          </table:table-cell>
          <table:table-cell table:style-name="Tabela2.B2" office:value-type="string">
            <text:p text:style-name="P12">Condições internacionais favoráveis, os esforços para melhorar democracia e economia ganhou prestígio no exterior, a importância de países como Brasil no mundo pós-guerra fria, o mundo em transformação, a soberania, a política pública na PE, o papel dos vários agentes, </text:p>
          </table:table-cell>
        </table:table-row>
        <table:table-row>
          <table:table-cell table:style-name="Tabela2.A2" office:value-type="string">
            <text:p text:style-name="P12">FHC2</text:p>
          </table:table-cell>
          <table:table-cell table:style-name="Tabela2.B2" office:value-type="string">
            <text:p text:style-name="P12">A globalização, a revitalização da cultura, a relevância do país no mundo, a inserção soberana no sistema internacional</text:p>
          </table:table-cell>
        </table:table-row>
        <table:table-row>
          <table:table-cell table:style-name="Tabela2.A2" office:value-type="string">
            <text:p text:style-name="P12">Lula1</text:p>
          </table:table-cell>
          <table:table-cell table:style-name="Tabela2.B2" office:value-type="string">
            <text:p text:style-name="P12">A nação soberana, o Brasil no centro das atenções, presença criativa no mundo, o desenho da nação, a força do povo</text:p>
          </table:table-cell>
        </table:table-row>
        <table:table-row>
          <table:table-cell table:style-name="Tabela2.A2" office:value-type="string">
            <text:p text:style-name="P12">Dilma1</text:p>
          </table:table-cell>
          <table:table-cell table:style-name="Tabela2.B2" office:value-type="string">
            <text:p text:style-name="P12">A PEB será baseada nos valores de tradição do Itamaraty, promover <text:soft-page-break/>paz, respeitar direitos humanos e a não intervenção</text:p>
          </table:table-cell>
        </table:table-row>
        <table:table-row>
          <table:table-cell table:style-name="Tabela2.A2" office:value-type="string">
            <text:p text:style-name="P12">Dilma2</text:p>
          </table:table-cell>
          <table:table-cell table:style-name="Tabela2.B2" office:value-type="string">
            <text:p text:style-name="P12">O Brasil e sua força econômica, os valores tradicionais da nação, reformas nos mecanismos multilaterais, América do Sul, Olimpíadas, Japão, Africa, Ásia, BRICS, EUA</text:p>
          </table:table-cell>
        </table:table-row>
        <table:table-row>
          <table:table-cell table:style-name="Tabela2.A2" office:value-type="string">
            <text:p text:style-name="P12">Temer</text:p>
          </table:table-cell>
          <table:table-cell table:style-name="Tabela2.B2" office:value-type="string">
            <text:p text:style-name="P12">O mundo de olho no Brasil, atuação nos princípios consagrados na Constituição</text:p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4:31:30.230937031</meta:creation-date>
    <dc:date>2017-08-04T19:48:43.370222050</dc:date>
    <meta:editing-duration>PT10M24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3" meta:paragraph-count="36" meta:word-count="794" meta:character-count="5147" meta:non-whitespace-character-count="4380"/>
  </office:meta>
</office:document-meta>
</file>